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5fd5c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Liberation Serif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Liberation Serif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iberation Serif" fo:font-size="14pt" fo:font-weight="normal" officeooo:rsid="0015fd5c" officeooo:paragraph-rsid="0015fd5c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iberation Serif" fo:font-size="14pt" fo:font-weight="normal" officeooo:rsid="001702ec" officeooo:paragraph-rsid="001702e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Liberation Serif" fo:font-size="14pt" fo:font-weight="bold" officeooo:rsid="0015fd5c" officeooo:paragraph-rsid="0015fd5c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margin-top="0cm" fo:margin-bottom="0.499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fd5c" style:font-weight-asian="bold" style:font-weight-complex="bold"/>
    </style:style>
    <style:style style:name="T3" style:family="text">
      <style:text-properties fo:font-weight="bold" officeooo:rsid="00198ba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5fd5c" style:font-weight-asian="normal" style:font-weight-complex="normal"/>
    </style:style>
    <style:style style:name="T6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Liberation Serif" fo:font-size="14pt" style:font-size-asian="14pt" style:font-size-complex="14pt"/>
    </style:style>
    <style:style style:name="T8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c9211e" loext:opacity="100%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c9211e" loext:opacity="100%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Стоит ли ограничивать использование личного транспорта в крупных городах.</text:span></text:p>
      <text:p text:style-name="P3"><text:span text:style-name="T4">Введение:</text:span></text:p>
      <text:p text:style-name="P3"><text:span text:style-name="T4"><text:tab/>Многие люди очень привыкли к личному транспорту и не представляют свою жизнь без него. Но задумывался ли кто-нибудь из нас о том, насколько это полезно и безопасно для окружающей среды? В своём докладе попытаюсь рассмотреть различные аспекты использования личного транспорта, как позитивные, так и негативные, и постараюсь сформировать свою точку зрения по этому явлению.</text:span></text:p>
      <text:p text:style-name="P4"/>
      <text:p text:style-name="P3"><text:span text:style-name="T4">Основная часть:</text:span></text:p>
      <text:p text:style-name="P1"><text:span text:style-name="T6"><text:tab/>С одной стороны личный транспорт удобен и позволяет не стоять на остановках и не пользоваться общественным транспортом. </text:span><text:span text:style-name="Strong_20_Emphasis"><text:span text:style-name="T10">О наличии автомобиля говорят 64% россиян, из них более одного авто есть у 19%.</text:span></text:span><text:span text:style-name="Strong_20_Emphasis"> </text:span><text:span text:style-name="T6"><text:s/>Ограничение использования личного транспорта также сильно повысит нагрузку на общественный транспорт и существенно увеличит очереди на остановках и столпотворение в самом общественном транспорте. С другой стороны, неограниченное использование личного транспорта влечёт за собой образование пробок, увеличивает вероятность возникновения ДТП, вред экологии. Согласно опросу, проведенному компанией «Росгосстрах» и сервисом проверки автомобилей «Автокод», </text:span><text:span text:style-name="T8">37% автомобилистов в РФ проводят в пробках от трех до семи часов в неделю, а 14% — более семи часов. </text:span></text:p>
      <text:p text:style-name="Text_20_body"><text:span text:style-name="T7">Основными причинами пробок респонденты назвали: </text:span><text:span text:style-name="T8">несоблюдение водителями ПДД — 27%; неправильное проектирование дороги/дорожных развязок — 25%; медленное развитие дорожной инфраструктуры — 19%; слишком большое количество автомобилей в городе — 14%; неправильно отрегулированные по времени светофоры — 11%</text:span><text:span text:style-name="T7">. </text:span><text:span text:style-name="T9">18% россиян признались, что попадали в аварии в пробках (с 14% опрошенных такое случалось один раз, а с 4% — несколько раз). Еще 24% респондентов сталкивались с аварийной ситуацией, но смогли избежать ДТП.</text:span></text:p>
      <text:p text:style-name="P1"><text:span text:style-name="T6">Впрочем, влияние некоторых факторов можно снизить, например более качественно обучать водителей, использовать электромобили или автомобили с малым выбросом вредных веществ в окружающую среду. Ввиду большого населения в мегаполисах не получится бездумно ограничивать использование личного транспорта: люди просто не смогут быстро перемещаться, а это очень важно в наши дни. При этом, как стало известно, </text:span><text:span text:style-name="T8">более половины россиян не готовы пересаживаться на общественный транспорт, чтобы избежать пробок (53%), а 30% согласны на это только в крайнем случае. </text:span><text:span text:style-name="T6">Однако, можно ограничить количество транспорта на дорогах, например, в ночное время: тогда население передвигается гораздо меньше, а общественный транспорт ездит полупустой, а пробок, вреда окружающей среде, вероятности ДТП будет гораздо меньше. </text:span><text:span text:style-name="T10"><text:s/></text:span><text:span text:style-name="T11">Абсолютное большинство россиян склоняются к мнению, что подобные работы должны проводиться в ночное время.</text:span></text:p>
      <text:p text:style-name="P1"><text:soft-page-break/><text:span text:style-name="T10">Популяризация отказа от личного транспорта связана с негативным влиянием автомобилей на окружающую среду. </text:span><text:span text:style-name="T13">В качестве альтернативы личному авто предлагаются велосипеды, общественный транспорт и пешие прогулки.</text:span><text:span text:style-name="T10"> </text:span><text:span text:style-name="Strong_20_Emphasis"><text:span text:style-name="T9">Треть россиян допускают ограничение или полный отказ от личного авто (35%), с 2018 г. показатель увеличился на 10 п.п. (25%). </text:span></text:span><text:span text:style-name="T10">Доля тех, кто готов полностью отказаться от личного транспорта, за этот период выросла с 5% до 12%. Процент тех, кто не готов к отказу или ограничению пользования автомобилем ни при каких условиях, остается достаточно высоким — 53%, но за 4 года снизился на 21 п.п. (2018 г. — 74%). В целом позитивный тренд не обязательно связан с ростом экологического сознания. На это могут влиять и иные факторы — рост качества и доступности общественного транспорта, развитие пешеходной и велоинфраструктуры, рост стоимости содержания автомобиля и др. </text:span></text:p>
      <text:p text:style-name="Text_20_body"><text:span text:style-name="Strong_20_Emphasis"><text:span text:style-name="T9">Основной причиной неготовности отказаться от использования личного авто или ограничить его является удобство и простота такого способа передвижения (18%).</text:span></text:span><text:span text:style-name="T10"> В топ-5 причин вошли также наличие в семье маленьких детей (12%), поездки на работу или работа, связанная с вождением авто (по 11%), необходимость поездок в повседневной жизни и плохая работа общественного транспорта (по 10%), а также необходимость поездок за город, на дачу (8%). Помимо привычки к комфорту передвижения на личном автомобиле лидирующие позиции занимают факторы условного «вынужденного» пользования автомобилем.</text:span></text:p>
      <text:list xml:id="list2976608720" text:style-name="L2">
        <text:list-item>
          <text:p text:style-name="P10"><text:span text:style-name="Strong_20_Emphasis"><text:span text:style-name="Emphasis"><text:span text:style-name="T9">Женщины </text:span></text:span></text:span><text:span text:style-name="Emphasis"><text:span text:style-name="T10">чаще говорят, что</text:span></text:span><text:span text:style-name="Emphasis"><text:span text:style-name="Strong_20_Emphasis"><text:span text:style-name="T9"> </text:span></text:span></text:span><text:span text:style-name="Emphasis"><text:span text:style-name="T10">автомобиль необходим им из-за наличия маленьких детей (17% vs. 6% мужчин). </text:span></text:span><text:span text:style-name="Emphasis"><text:span text:style-name="Strong_20_Emphasis"><text:span text:style-name="T9">Мужчины </text:span></text:span></text:span><text:span text:style-name="Emphasis"><text:span text:style-name="T10">чаще отмечали, что их работа связана с управлением автомобилем (16% vs. 6% женщин).</text:span></text:span><text:span text:style-name="T10"> </text:span></text:p>
        </text:list-item>
        <text:list-item>
          <text:p text:style-name="P9"><text:span text:style-name="Strong_20_Emphasis"><text:span text:style-name="Emphasis">Владельцы авто </text:span></text:span><text:span text:style-name="Emphasis">чаще отмечали, что в семье есть маленькие дети (13%), а также что работа находится далеко или связана с управлением автомобилем (12-13%). </text:span></text:p>
        </text:list-item>
      </text:list>
      <text:p text:style-name="Text_20_body"><text:span text:style-name="T10"/></text:p>
      <text:p text:style-name="P1"><text:span text:style-name="T10"/></text:p>
      <text:p text:style-name="P3"><text:span text:style-name="T4">Заключение:</text:span></text:p>
      <text:p text:style-name="P3"><text:span text:style-name="T4"><text:tab/>Итак, я рассмотрел пользу и вред личного транспорта и сформировал собственную точку зрения: «</text:span><text:span text:style-name="T14">Ограничение использования личного транспорта может иметь место, но только тогда, когда оно уместно и не приведёт к фатальным последствиям, например, ночью, кроме того, нужно применять и другие методы борьбы с негативными последствиями использования личного транспорта</text:span><text:span text:style-name="T4">». </text:span><text:span text:style-name="T2">Две трети россиян (6</text:span><text:span text:style-name="T3">5</text:span><text:span text:style-name="T2">%) не могут отказаться от личных автомобилей.</text:span><text:span text:style-name="T5"> </text:span><text:span text:style-name="T4">Соглашаться с моей точкой зрения или нет, дело ваше.</text:span></text:p>
      <text:p text:style-name="P3"><text:span text:style-name="T4"/></text:p>
      <text:p text:style-name="P7">Источники:</text:p>
      <text:p text:style-name="P5">1) <text:a xlink:type="simple" xlink:href="https://www.miit.ru/news/183897" text:style-name="Internet_20_link" text:visited-style-name="Visited_20_Internet_20_Link">https://www.miit.ru/news/183897</text:a></text:p>
      <text:p text:style-name="P6">2) https://wciom.ru/analytical-reviews/analiticheskii-obzor/den-bez-avtomobilja-202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7:38:34</meta:creation-date>
    <dc:language>ru-RU</dc:language>
    <dc:date>2023-10-05T09:14:21.384319848</dc:date>
    <meta:editing-cycles>5</meta:editing-cycles>
    <meta:editing-duration>PT1H11M41S</meta:editing-duration>
    <meta:generator>LibreOffice/7.4.7.2$Linux_X86_64 LibreOffice_project/40$Build-2</meta:generator>
    <meta:document-statistic meta:table-count="0" meta:image-count="0" meta:object-count="0" meta:page-count="2" meta:paragraph-count="16" meta:word-count="682" meta:character-count="5068" meta:non-whitespace-character-count="4385"/>
    <meta:user-defined meta:name="AppVersion">15.0000</meta:user-defined>
  </office:meta>
</office:document-meta>
</file>